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Symbol" svg:font-family="Symbol" style:font-family-generic="roman"/>
    <style:font-face style:name="ABCDEE+Century Gothic" svg:font-family="'ABCDEE+Century Gothic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16752f" officeooo:paragraph-rsid="0016752f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16752f" officeooo:paragraph-rsid="0016d23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6d235" officeooo:paragraph-rsid="0016752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6d235" officeooo:paragraph-rsid="0016d235" style:font-size-asian="10.5pt" style:font-weight-asian="normal" style:font-size-complex="12pt" style:font-weight-complex="normal"/>
    </style:style>
    <style:style style:name="P5" style:family="paragraph" style:parent-style-name="Standard">
      <style:text-properties officeooo:paragraph-rsid="0016752f"/>
    </style:style>
    <style:style style:name="P6" style:family="paragraph" style:parent-style-name="Standard">
      <style:text-properties officeooo:rsid="0016752f" officeooo:paragraph-rsid="0016752f"/>
    </style:style>
    <style:style style:name="T1" style:family="text">
      <style:text-properties officeooo:rsid="0016752f"/>
    </style:style>
    <style:style style:name="T2" style:family="text">
      <style:text-properties fo:font-size="14pt" style:text-underline-style="solid" style:text-underline-width="auto" style:text-underline-color="font-color" fo:font-weight="bold" officeooo:rsid="0016752f" style:font-size-asian="14pt" style:font-weight-asian="bold" style:font-size-complex="14pt" style:font-weight-complex="bold"/>
    </style:style>
    <style:style style:name="T3" style:family="text">
      <style:text-properties style:font-name=" Symbol" fo:font-size="12pt" style:font-size-asian="12pt"/>
    </style:style>
    <style:style style:name="T4" style:family="text">
      <style:text-properties style:font-name=" Symbol" fo:font-size="12pt" officeooo:rsid="0016752f" style:font-size-asian="12pt"/>
    </style:style>
    <style:style style:name="T5" style:family="text">
      <style:text-properties style:font-name=" Symbol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 Symbol" fo:font-size="12pt" style:text-underline-style="none" fo:font-weight="normal" officeooo:rsid="0016752f" style:font-size-asian="12pt" style:font-weight-asian="normal" style:font-size-complex="12pt" style:font-weight-complex="normal"/>
    </style:style>
    <style:style style:name="T7" style:family="text">
      <style:text-properties style:font-name=" Symbol" style:font-size-asian="12pt"/>
    </style:style>
    <style:style style:name="T8" style:family="text">
      <style:text-properties style:font-name=" Symbol" officeooo:rsid="0016752f" style:font-size-asian="12pt"/>
    </style:style>
    <style:style style:name="T9" style:family="text">
      <style:text-properties style:font-name=" Symbol" officeooo:rsid="0016752f"/>
    </style:style>
    <style:style style:name="T10" style:family="text">
      <style:text-properties fo:font-size="12pt" style:text-underline-style="none" fo:font-weight="normal" officeooo:rsid="0016752f" style:font-size-asian="10.5pt" style:font-weight-asian="normal" style:font-size-complex="12pt" style:font-weight-complex="normal"/>
    </style:style>
    <style:style style:name="T11" style:family="text">
      <style:text-properties style:font-name="ABCDEE+Century Gothic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ABCDEE+Century Gothic" fo:font-size="12pt" style:text-underline-style="none" fo:font-weight="normal" officeooo:rsid="0016752f" style:font-size-asian="12pt" style:font-weight-asian="normal" style:font-size-complex="12pt" style:font-weight-complex="normal"/>
    </style:style>
    <style:style style:name="T13" style:family="text">
      <style:text-properties style:font-name="ABCDEE+Century Gothic" style:font-size-asian="12pt"/>
    </style:style>
    <style:style style:name="T14" style:family="text">
      <style:text-properties style:font-name="ABCDEE+Century Gothic" officeooo:rsid="0016752f" style:font-size-asian="12pt"/>
    </style:style>
    <style:style style:name="T1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16752f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officeooo:rsid="0016752f" style:font-size-asian="12pt"/>
    </style:style>
    <style:style style:name="T18" style:family="text">
      <style:text-properties style:font-name="Liberation Serif" fo:font-size="12pt" officeooo:rsid="0016d235" style:font-size-asian="12pt"/>
    </style:style>
    <style:style style:name="T19" style:family="text">
      <style:text-properties style:font-name="Liberation Serif" style:font-size-asian="12pt"/>
    </style:style>
    <style:style style:name="T20" style:family="text">
      <style:text-properties style:font-name="Liberation Serif" officeooo:rsid="0016752f" style:font-size-asian="12pt"/>
    </style:style>
    <style:style style:name="T21" style:family="text">
      <style:text-properties style:font-name="Liberation Serif" style:text-underline-style="solid" style:text-underline-width="auto" style:text-underline-color="font-color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2"/><text:span text:style-name="T2">Logic Coursework</text:span></text:p>
      <text:p text:style-name="Standard"/>
      <text:p text:style-name="P1">1) i)</text:p>
      <text:p text:style-name="P1">Formalising the argument, we get:</text:p>
      <text:p text:style-name="P1"/>
      <text:p text:style-name="P5"><text:span text:style-name="T10">1. P </text:span><text:span text:style-name="T3"> </text:span><text:span text:style-name="T12">¬</text:span><text:span text:style-name="T16">(O</text:span><text:span text:style-name="T3"></text:span><text:span text:style-name="T4">R) </text:span><text:span text:style-name="T17"><text:s text:c="45"/>given</text:span></text:p>
      <text:p text:style-name="P5"><text:span text:style-name="T17">2. (</text:span><text:span text:style-name="T16">¬O</text:span><text:span text:style-name="T6"></text:span><text:span text:style-name="T16">P) </text:span><text:span text:style-name="T3"> </text:span><text:span text:style-name="T17">DDI <text:s text:c="40"/>given <text:s text:c="22"/></text:span><text:span text:style-name="T18">premises</text:span></text:p>
      <text:p text:style-name="P6"><text:span text:style-name="T15">3. (O</text:span><text:span text:style-name="T5"></text:span><text:span text:style-name="T15">R </text:span><text:span text:style-name="T5"> </text:span><text:span text:style-name="T11">¬</text:span><text:span text:style-name="T15">P)</text:span><text:span text:style-name="T5"> </text:span><text:span text:style-name="T15">DAI <text:s text:c="32"/>given</text:span></text:p>
      <text:p text:style-name="P6"><text:span text:style-name="T15">-------------------------------------------------------------</text:span></text:p>
      <text:p text:style-name="P4">DDI <text:span text:style-name="T8"> </text:span><text:span text:style-name="T19">DAI <text:s text:c="83"/>conclusion</text:span></text:p>
      <text:p text:style-name="P1"><text:s/></text:p>
      <text:p text:style-name="P1"/>
      <text:p text:style-name="P4">ii)</text:p>
      <text:p text:style-name="P4">We want to show that the argument is valid.</text:p>
      <text:p text:style-name="P4"/>
      <text:p text:style-name="P4">Let us first prove the following lemma : <text:span text:style-name="T14">¬</text:span><text:span text:style-name="T19">P</text:span><text:span text:style-name="T7"></text:span><text:span text:style-name="T19">(O</text:span><text:span text:style-name="T8"></text:span><text:span text:style-name="T19">R)</text:span></text:p>
      <text:p text:style-name="P4"/>
      <text:p text:style-name="P4"><text:span text:style-name="T21">We have</text:span><text:span text:style-name="T19">:</text:span></text:p>
      <text:p text:style-name="P2"/>
      <text:p text:style-name="P3"><text:span text:style-name="T1">1. P </text:span><text:span text:style-name="T7"> </text:span><text:span text:style-name="T20">¬(O</text:span><text:span text:style-name="T7"></text:span><text:span text:style-name="T8">R) </text:span><text:span text:style-name="T20"><text:s text:c="45"/>given</text:span></text:p>
      <text:p text:style-name="P4"><text:span text:style-name="T19">2. P</text:span><text:span text:style-name="T20"> </text:span><text:span text:style-name="T8"> </text:span><text:span text:style-name="T14">¬</text:span><text:span text:style-name="T20">(O</text:span><text:span text:style-name="T7"></text:span><text:span text:style-name="T8">R) </text:span><text:span text:style-name="T20"><text:s text:c="44"/></text:span><text:span text:style-name="T8"> </text:span><text:span text:style-name="T7">E</text:span><text:span text:style-name="T19">,1</text:span></text:p>
      <text:p text:style-name="P4"><text:span text:style-name="T19">3. <text:s/>(O</text:span><text:span text:style-name="T7"></text:span><text:span text:style-name="T19">R)</text:span><text:span text:style-name="T8"></text:span><text:span text:style-name="T14">¬</text:span><text:span text:style-name="T19">P <text:s text:c="45"/>contraposition, 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 Symbol" svg:font-family="Symbol" style:font-family-generic="roman"/>
    <style:font-face style:name="ABCDEE+Century Gothic" svg:font-family="'ABCDEE+Century Gothic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5:52:22.911927159</meta:creation-date>
    <dc:date>2015-12-15T16:16:08.152621678</dc:date>
    <meta:editing-duration>PT8M35S</meta:editing-duration>
    <meta:editing-cycles>1</meta:editing-cycles>
    <meta:document-statistic meta:table-count="0" meta:image-count="0" meta:object-count="0" meta:page-count="1" meta:paragraph-count="16" meta:word-count="86" meta:character-count="788" meta:non-whitespace-character-count="326"/>
    <meta:generator>LibreOffice/4.2.8.2$Linux_X86_64 LibreOffice_project/420m0$Build-2</meta:generator>
  </office:meta>
</office:document-meta>
</file>